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4in"/>
    </style:style>
    <style:style style:name="co3" style:family="table-column">
      <style:table-column-properties fo:break-before="auto" style:column-width="1.441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in"/>
      <style:text-properties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ing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Heading">
      <style:text-properties style:font-weight-asian="bold" style:font-weight-complex="bold"/>
    </style:style>
    <style:style style:name="ce7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none" fo:border-right="0.0008in solid #000000" fo:border-top="0.0008in solid #000000"/>
    </style:style>
    <style:style style:name="ce12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6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UMBA 3D printer controller</text:p>
          </table:table-cell>
          <table:table-cell office:value-type="string">
            <text:p>aliexpress</text:p>
          </table:table-cell>
          <table:table-cell office:value-type="string">
            <text:p>http://www.reprapdiscount.com/electronics/33-rumba-basic-board.html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/4 phase Nema 23 Stepper Motor Driver 24-50VDC 1.5A-4.5A 256 Microstep M542T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B6560 3A Driver Board </text:p>
          </table:table-cell>
          <table:table-cell table:style-name="ce5" office:value-type="string">
            <text:p>https://www.sainsmart.com/products/3a-single-axis-cnc-router-stepper-motor-driver-board-tb6560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4988 stepper driver</text:p>
          </table:table-cell>
          <table:table-cell office:value-type="string">
            <text:p>https://www.pololu.com/product/1182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earing 6014-2RS1 70x110x2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earing 61812-2RS1 60x78x1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earing 6806-2RZ 30x42x7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earing MR6700-ZZ-W3 15x10x4</text:p>
          </table:table-cell>
          <table:table-cell office:value-type="string">
            <text:p>vxb.com</text:p>
          </table:table-cell>
          <table:table-cell office:value-type="string">
            <text:p>copy these to mcmaster “Paste products and quantities”</text:p>
          </table:table-cell>
          <table:table-cell table:number-columns-repeated="1020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m2 nylock nut 93625A101</text:p>
          </table:table-cell>
          <table:table-cell table:style-name="ce2" office:value-type="string">
            <text:p>Mcmaster-carr</text:p>
          </table:table-cell>
          <table:table-cell table:style-name="ce7" office:value-type="string">
            <text:p>93625A101</text:p>
          </table:table-cell>
          <table:table-cell table:style-name="ce11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m2 washer 90965A110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0965A110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2x25 socket head cap screw 91292A032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2A032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m2x30 socket head cap screw 91292A034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2A034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2x6 socket head cap screw 91290A013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013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m3 hex nut 92497A200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2497A200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m3 nylock 93625A100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3625A100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3 press nut 97648A410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7648A410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m3x14 socket head cap screw 91290A119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19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3x16 socket cap head screw 91290A120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20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m3x20 socket head cap screw 91290A123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23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2" office:value-type="string">
            <text:p>m3x22 socket head cap screw 91290A124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24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2" office:value-type="string">
            <text:p>m3x24 socket head cap screw 91290A125 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25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2" office:value-type="string">
            <text:p>m3x35 hex head cap screw 91290A135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35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2" office:value-type="string">
            <text:p>m3x45 socket head cap screw 91290A145 </text:p>
          </table:table-cell>
          <table:table-cell table:style-name="ce2" office:value-type="string">
            <text:p>Mcmaster-carr</text:p>
          </table:table-cell>
          <table:table-cell table:style-name="ce8" office:value-type="string">
            <text:p>91290A145</text:p>
          </table:table-cell>
          <table:table-cell table:style-name="ce12" office:value-type="float" office:value="1">
            <text:p>1</text:p>
          </table:table-cell>
          <table:table-cell table:style-name="ce2" table:number-columns-repeated="1019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m3x6x20 hex standoff 95947A054</text:p>
          </table:table-cell>
          <table:table-cell office:value-type="string">
            <text:p>Mcmaster-carr</text:p>
          </table:table-cell>
          <table:table-cell table:style-name="ce9" office:value-type="string">
            <text:p>95947A054</text:p>
          </table:table-cell>
          <table:table-cell table:style-name="ce13" office:value-type="float" office:value="36">
            <text:p>36</text:p>
          </table:table-cell>
          <table:table-cell table:number-columns-repeated="1019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m3x6 set screw Steel Cup-Point 91390A100</text:p>
          </table:table-cell>
          <table:table-cell table:style-name="ce3" office:value-type="string">
            <text:p>Mcmaster-carr</text:p>
          </table:table-cell>
          <table:table-cell table:style-name="ce9" office:value-type="string">
            <text:p>91390A100</text:p>
          </table:table-cell>
          <table:table-cell table:style-name="ce14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m3x8 socket head cap screw 91290A113 </text:p>
          </table:table-cell>
          <table:table-cell office:value-type="string">
            <text:p>Mcmaster-carr</text:p>
          </table:table-cell>
          <table:table-cell table:style-name="ce9" office:value-type="string">
            <text:p>91290A113</text:p>
          </table:table-cell>
          <table:table-cell table:style-name="ce13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4 nut 92497A250 </text:p>
          </table:table-cell>
          <table:table-cell office:value-type="string">
            <text:p>Mcmaster-carr</text:p>
          </table:table-cell>
          <table:table-cell table:style-name="ce9" office:value-type="string">
            <text:p>92497A250</text:p>
          </table:table-cell>
          <table:table-cell table:style-name="ce13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4x14 socket head cap screw 91290A150 </text:p>
          </table:table-cell>
          <table:table-cell office:value-type="string">
            <text:p>Mcmaster-carr</text:p>
          </table:table-cell>
          <table:table-cell table:style-name="ce9" office:value-type="string">
            <text:p>91290A150</text:p>
          </table:table-cell>
          <table:table-cell table:style-name="ce13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4x20 socket head cap screw 91274A121 </text:p>
          </table:table-cell>
          <table:table-cell office:value-type="string">
            <text:p>Mcmaster-carr</text:p>
          </table:table-cell>
          <table:table-cell table:style-name="ce9" office:value-type="string">
            <text:p>91274A121</text:p>
          </table:table-cell>
          <table:table-cell table:style-name="ce13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5 nut 92497A300</text:p>
          </table:table-cell>
          <table:table-cell office:value-type="string">
            <text:p>Mcmaster-carr</text:p>
          </table:table-cell>
          <table:table-cell table:style-name="ce9" office:value-type="string">
            <text:p>92497A300</text:p>
          </table:table-cell>
          <table:table-cell table:style-name="ce13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m5x20 socket head cap screw 91290A238</text:p>
          </table:table-cell>
          <table:table-cell office:value-type="string">
            <text:p>Mcmaster-carr</text:p>
          </table:table-cell>
          <table:table-cell table:style-name="ce9" office:value-type="string">
            <text:p>91290A238</text:p>
          </table:table-cell>
          <table:table-cell table:style-name="ce13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5x45 hex head cap screw 91290A197</text:p>
          </table:table-cell>
          <table:table-cell office:value-type="string">
            <text:p>Mcmaster-carr</text:p>
          </table:table-cell>
          <table:table-cell table:style-name="ce10" office:value-type="string">
            <text:p>91290A197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NEMA14 with 19:1 planetary gearbox </text:p>
          </table:table-cell>
          <table:table-cell office:value-type="string">
            <text:p>https://www.omc-stepperonline.com/geared-stepper-motor/nema-14-stepper-motor-bipolar-l33mm-w-gear-raio-191-planetary-gearbox-14hs13-0804s-pg19.html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NEMA17 with 15:1 planetary gearbox </text:p>
          </table:table-cell>
          <table:table-cell office:value-type="string">
            <text:p>https://www.omc-stepperonline.com/geared-stepper-motor/nema-17-stepper-motor-l39mm-gear-raio-151-high-precision-planetary-gearbox-17hs15-1684s-hg15.html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NEMA23 with 47:1 planetary gearbox </text:p>
          </table:table-cell>
          <table:table-cell office:value-type="string">
            <text:p>https://www.omc-stepperonline.com/geared-stepper-motor/nema-23-stepper-motor-bipolar-l76mm-w-gear-raio-471-planetary-gearbox-23hs30-2804s-pg47.html?mfp=57-motor-nema-size[Nema%2023]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NEMA8 90:1 planetary gearbox </text:p>
          </table:table-cell>
          <table:table-cell office:value-type="string">
            <text:p>https://www.omc-stepperonline.com/geared-stepper-motor/nema-8-stepper-motor-bipolar-l38mm-w-gear-raio-901-planetary-gearbox-8hs15-0604s-pg90.html?mfp=57-motor-nema-size[Nema%208]</text:p>
          </table:table-cell>
          <table:table-cell table:number-columns-repeated="1021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INDA probe XAGIPS8X4-5V </text:p>
          </table:table-cell>
          <table:table-cell office:value-type="string">
            <text:p>http://www.xagyl3d.com/oc2/XAGIPS8X4-5V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3x14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4x16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 Win CE052 Micro-ATX/Mini-ITX Case with 300W 80+ Gold PSU - Black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all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cer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der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Moto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A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SensorMoun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B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Cove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Lef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Neck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Righ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Cor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Righ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Lef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Hips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Floor</text:p>
          </table:table-cell>
          <table:table-cell office:value-type="string">
            <text:p>3d printe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B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6/13/2018</text:date>, <text:time>14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6-13T14:37:32.26</dc:date>
    <dc:creator>Dan Royer</dc:creator>
    <meta:editing-duration>PT21H11M38S</meta:editing-duration>
    <meta:editing-cycles>7</meta:editing-cycles>
    <meta:generator>OpenOffice/4.1.2$Win32 OpenOffice.org_project/412m3$Build-9782</meta:generator>
    <meta:document-statistic meta:table-count="3" meta:cell-count="293" meta:object-count="0"/>
  </office:meta>
</office:document-meta>
</file>